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102cm" style:rel-column-width="4249*"/>
    </style:style>
    <style:style style:name="Tabelle1.B" style:family="table-column">
      <style:table-column-properties style:column-width="9.989cm" style:rel-column-width="38506*"/>
    </style:style>
    <style:style style:name="Tabelle1.C" style:family="table-column">
      <style:table-column-properties style:column-width="2.91cm" style:rel-column-width="11219*"/>
    </style:style>
    <style:style style:name="Tabelle1.D" style:family="table-column">
      <style:table-column-properties style:column-width="2.999cm" style:rel-column-width="1156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ahoma" fo:font-size="16pt" style:text-underline-style="solid" style:text-underline-width="auto" style:text-underline-color="font-color" fo:font-weight="bold" officeooo:rsid="00063166" officeooo:paragraph-rsid="00063166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ahoma" fo:font-size="16pt" style:text-underline-style="none" fo:font-weight="bold" officeooo:rsid="00069b10" officeooo:paragraph-rsid="00069b1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ahoma" fo:font-size="12pt" style:text-underline-style="none" fo:font-weight="normal" officeooo:rsid="00063166" officeooo:paragraph-rsid="0006316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ahoma" fo:font-size="12pt" style:text-underline-style="none" fo:font-weight="normal" officeooo:rsid="0009a278" officeooo:paragraph-rsid="0009a27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ahoma" fo:font-size="12pt" style:text-underline-style="none" fo:font-weight="normal" officeooo:rsid="000a75d7" officeooo:paragraph-rsid="000a75d7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Tahoma" fo:font-size="16pt" style:font-size-asian="16pt" style:font-size-complex="16pt"/>
    </style:style>
    <style:style style:name="P7" style:family="paragraph" style:parent-style-name="Table_20_Contents">
      <style:text-properties style:font-name="Tahoma" fo:font-size="16pt" officeooo:rsid="00069b10" officeooo:paragraph-rsid="00069b10" style:font-size-asian="16pt" style:font-size-complex="16pt"/>
    </style:style>
    <style:style style:name="P8" style:family="paragraph" style:parent-style-name="Table_20_Contents">
      <style:text-properties style:font-name="Tahoma" fo:font-size="16pt" officeooo:rsid="00069b10" officeooo:paragraph-rsid="0009a278" style:font-size-asian="16pt" style:font-size-complex="16pt"/>
    </style:style>
    <style:style style:name="P9" style:family="paragraph" style:parent-style-name="Table_20_Contents">
      <style:text-properties style:font-name="Tahoma" fo:font-size="16pt" officeooo:rsid="0009a278" officeooo:paragraph-rsid="0009a278" style:font-size-asian="16pt" style:font-size-complex="16pt"/>
    </style:style>
    <style:style style:name="P10" style:family="paragraph" style:parent-style-name="Table_20_Contents">
      <style:text-properties style:font-name="Tahoma" fo:font-size="16pt" fo:font-weight="bold" officeooo:rsid="0009a278" officeooo:paragraph-rsid="0009a278" style:font-size-asian="16pt" style:font-weight-asian="bold" style:font-size-complex="16pt" style:font-weight-complex="bold"/>
    </style:style>
    <style:style style:name="T1" style:family="text">
      <style:text-properties officeooo:rsid="00069b10"/>
    </style:style>
    <style:style style:name="T2" style:family="text">
      <style:text-properties officeooo:rsid="0009a278"/>
    </style:style>
    <style:style style:name="T3" style:family="text">
      <style:text-properties officeooo:rsid="000c71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esttatkarte: </text:span>Schlossknacker-Spiel </text:p>
      <text:p text:style-name="P4">(Teilnehmer Puhst,Kilfitt,<text:span text:style-name="T3">Gernand</text:span>)</text:p>
      <text:p text:style-name="P3"/>
      <text:p text:style-name="P5">Ziel des Spiel ist es ein Schloss zu knacken in dem man an einem <text:s/><text:span text:style-name="T1">Drehpotentiometer</text:span></text:p>
      <text:p text:style-name="P5">dreht, abwechseln links rechts. Eine LED die durch an und aus gedimmt wird, zufällig zeigt einem an wann man die Richtung wechseln muss.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">Nr.</text:p>
          </table:table-cell>
          <table:table-cell table:style-name="Tabelle1.A1" office:value-type="string">
            <text:p text:style-name="P10">Meilenstein </text:p>
          </table:table-cell>
          <table:table-cell table:style-name="Tabelle1.A1" office:value-type="string">
            <text:p text:style-name="P10">Datum </text:p>
          </table:table-cell>
          <table:table-cell table:style-name="Tabelle1.D1" office:value-type="string">
            <text:p text:style-name="P10">Testat</text:p>
          </table:table-cell>
        </table:table-row>
        <table:table-row>
          <table:table-cell table:style-name="Tabelle1.A2" office:value-type="string">
            <text:p text:style-name="P9">1</text:p>
          </table:table-cell>
          <table:table-cell table:style-name="Tabelle1.A2" office:value-type="string">
            <text:p text:style-name="P8"><text:span text:style-name="T2">Über Funktionsweise </text:span>Drehpotentiometers informieren </text:p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2</text:p>
          </table:table-cell>
          <table:table-cell table:style-name="Tabelle1.A2" office:value-type="string">
            <text:p text:style-name="P7">Über Funktionsweise des AD-Wandler <text:span text:style-name="T2">informieren</text:span></text:p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3</text:p>
          </table:table-cell>
          <table:table-cell table:style-name="Tabelle1.A2" office:value-type="string">
            <text:p text:style-name="P7">Schaltung Zeichnen </text:p>
            <text:p text:style-name="P7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4</text:p>
          </table:table-cell>
          <table:table-cell table:style-name="Tabelle1.A2" office:value-type="string">
            <text:p text:style-name="P7">Schaltung aufbauen </text:p>
            <text:p text:style-name="P7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5</text:p>
          </table:table-cell>
          <table:table-cell table:style-name="Tabelle1.A2" office:value-type="string">
            <text:p text:style-name="P7">Python-Skript zum Testen der Schaltung erstellen </text:p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6</text:p>
          </table:table-cell>
          <table:table-cell table:style-name="Tabelle1.A2" office:value-type="string">
            <text:p text:style-name="P7">Klassendiagramm für <text:s/>Drehpotentiometers/LED</text:p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8" office:value-type="string">
            <text:p text:style-name="P9">7</text:p>
          </table:table-cell>
          <table:table-cell table:style-name="Tabelle1.A2" office:value-type="string">
            <text:p text:style-name="P6">„<text:span text:style-name="T1">Schlossknacker-Spiel“ Skript-erstellen </text:span></text:p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>8</text:p>
          </table:table-cell>
          <table:table-cell table:style-name="Tabelle1.A2" office:value-type="string">
            <text:p text:style-name="P7">Erweiterung des Spiels </text:p>
            <text:p text:style-name="P7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2T07:40:39.444000000</meta:creation-date>
    <meta:generator>LibreOffice/6.4.3.2$Windows_X86_64 LibreOffice_project/747b5d0ebf89f41c860ec2a39efd7cb15b54f2d8</meta:generator>
    <dc:date>2020-11-13T10:37:00.071000000</dc:date>
    <meta:editing-duration>PT13M7S</meta:editing-duration>
    <meta:editing-cycles>4</meta:editing-cycles>
    <meta:print-date>2020-11-12T08:23:14.912000000</meta:print-date>
    <meta:document-statistic meta:table-count="1" meta:image-count="0" meta:object-count="0" meta:page-count="1" meta:paragraph-count="24" meta:word-count="81" meta:character-count="613" meta:non-whitespace-character-count="545"/>
  </office:meta>
</office:document-meta>
</file>